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widows="1" fo:padding="0in" fo:border="none"/>
      <style:text-properties fo:font-variant="normal" fo:text-transform="none" fo:color="#000000" style:font-name="Courier New" fo:font-size="10pt" fo:letter-spacing="normal" fo:font-style="normal" fo:font-weight="normal" style:font-size-asian="10pt" style:font-size-complex="10pt"/>
    </style:style>
    <style:style style:name="P2" style:family="paragraph" style:parent-style-name="Text_20_body" style:list-style-name="L1">
      <style:paragraph-properties fo:margin-top="0in" fo:margin-bottom="0in" loext:contextual-spacing="false" fo:line-height="100%" fo:widows="1" fo:padding="0in" fo:border="none"/>
      <style:text-properties fo:font-variant="normal" fo:text-transform="none" fo:color="#000000" style:font-name="Courier New" fo:font-size="10pt" fo:letter-spacing="normal" fo:font-style="normal" fo:font-weight="normal" style:font-size-asian="10pt" style:font-size-complex="10pt"/>
    </style:style>
    <style:style style:name="P3" style:family="paragraph" style:parent-style-name="Text_20_body" style:list-style-name="L1">
      <style:paragraph-properties fo:margin-top="0in" fo:margin-bottom="0in" loext:contextual-spacing="false" fo:line-height="100%" fo:widows="1" fo:padding="0in" fo:border="none"/>
      <style:text-properties fo:font-variant="normal" fo:text-transform="none" fo:color="#000000" style:font-name="Courier New" fo:font-size="10pt" fo:letter-spacing="normal" fo:font-style="normal" fo:font-weight="normal" officeooo:paragraph-rsid="001d1c0d" style:font-size-asian="10pt" style:font-size-complex="10pt"/>
    </style:style>
    <style:style style:name="P4" style:family="paragraph" style:parent-style-name="Text_20_body">
      <style:paragraph-properties fo:margin-top="0in" fo:margin-bottom="0in" loext:contextual-spacing="false" fo:line-height="100%" fo:widows="1" fo:padding="0in" fo:border="none"/>
      <style:text-properties fo:font-variant="normal" fo:text-transform="none" fo:color="#000000" style:font-name="Courier New" fo:font-size="10pt" fo:letter-spacing="normal" fo:font-style="normal" fo:font-weight="normal" officeooo:paragraph-rsid="001e8d06" style:font-size-asian="10pt" style:font-size-complex="10pt"/>
    </style:style>
    <style:style style:name="P5" style:family="paragraph" style:parent-style-name="Text_20_body">
      <style:paragraph-properties fo:margin-top="0in" fo:margin-bottom="0in" loext:contextual-spacing="false" fo:line-height="100%" fo:widows="1" fo:padding="0in" fo:border="none"/>
      <style:text-properties fo:font-variant="normal" fo:text-transform="none" fo:color="#000000" style:font-name="Courier New" fo:font-size="10pt" fo:letter-spacing="normal" fo:font-style="normal" fo:font-weight="normal" officeooo:paragraph-rsid="0022538d" style:font-size-asian="10pt" style:font-size-complex="10pt"/>
    </style:style>
    <style:style style:name="P6" style:family="paragraph" style:parent-style-name="Text_20_body">
      <style:paragraph-properties fo:margin-top="0in" fo:margin-bottom="0in" loext:contextual-spacing="false" fo:widows="1" fo:padding="0in" fo:border="none"/>
      <style:text-properties fo:font-variant="normal" fo:text-transform="none" fo:color="#000000" style:font-name="Courier New" fo:font-size="10pt" fo:letter-spacing="normal" fo:font-style="normal" fo:font-weight="normal" style:font-size-asian="10pt" style:font-size-complex="10pt"/>
    </style:style>
    <style:style style:name="P7" style:family="paragraph" style:parent-style-name="Text_20_body">
      <style:paragraph-properties fo:margin-top="0in" fo:margin-bottom="0in" loext:contextual-spacing="false" fo:widows="1" fo:padding="0in" fo:border="none"/>
      <style:text-properties fo:font-variant="normal" fo:text-transform="none" fo:color="#000000" style:font-name="Courier New" fo:font-size="10pt" fo:letter-spacing="normal" fo:font-style="normal" fo:font-weight="normal" officeooo:paragraph-rsid="002068f1" style:font-size-asian="10pt" style:font-size-complex="10pt"/>
    </style:style>
    <style:style style:name="P8" style:family="paragraph" style:parent-style-name="Text_20_body">
      <style:paragraph-properties fo:margin-top="0in" fo:margin-bottom="0in" loext:contextual-spacing="false" fo:widows="1" fo:padding="0in" fo:border="none"/>
      <style:text-properties fo:font-variant="normal" fo:text-transform="none" fo:color="#000000" style:font-name="Courier New" fo:font-size="10pt" fo:letter-spacing="normal" fo:font-style="normal" fo:font-weight="normal" officeooo:paragraph-rsid="0022538d" style:font-size-asian="10pt" style:font-size-complex="10pt"/>
    </style:style>
    <style:style style:name="P9" style:family="paragraph" style:parent-style-name="Text_20_body">
      <style:paragraph-properties fo:margin-top="0in" fo:margin-bottom="0in" loext:contextual-spacing="false" fo:widows="1" fo:padding="0in" fo:border="none"/>
      <style:text-properties fo:font-variant="normal" fo:text-transform="none" fo:color="#000000" style:font-name="Courier New" fo:font-size="10pt" fo:letter-spacing="normal" fo:font-style="normal" fo:font-weight="normal" officeooo:paragraph-rsid="0023324c" style:font-size-asian="10pt" style:font-size-complex="10pt"/>
    </style:style>
    <style:style style:name="P10" style:family="paragraph" style:parent-style-name="Text_20_body">
      <style:paragraph-properties fo:margin-top="0in" fo:margin-bottom="0in" loext:contextual-spacing="false" fo:widows="1" fo:padding="0in" fo:border="none"/>
      <style:text-properties fo:font-variant="normal" fo:text-transform="none" fo:color="#000000" style:font-name="Courier New" fo:font-size="10pt" fo:letter-spacing="normal" fo:font-style="normal" fo:font-weight="normal" officeooo:rsid="00226b2a" officeooo:paragraph-rsid="00226b2a" style:font-size-asian="10pt" style:font-size-complex="10pt"/>
    </style:style>
    <style:style style:name="P11" style:family="paragraph" style:parent-style-name="Text_20_body">
      <style:paragraph-properties fo:margin-top="0in" fo:margin-bottom="0in" loext:contextual-spacing="false" fo:line-height="100%" fo:widows="1" fo:padding="0in" fo:border="none"/>
      <style:text-properties fo:font-variant="normal" fo:text-transform="none" fo:color="#000000" style:font-name="Courier New" fo:font-size="10pt" fo:letter-spacing="normal" fo:font-style="normal" fo:font-weight="normal" officeooo:rsid="001e8d06" officeooo:paragraph-rsid="001e8d06" style:font-size-asian="10pt" style:font-size-complex="10pt"/>
    </style:style>
    <style:style style:name="P12" style:family="paragraph" style:parent-style-name="Text_20_body">
      <style:paragraph-properties fo:line-height="100%" fo:widows="1" fo:padding="0in" fo:border="none"/>
      <style:text-properties fo:font-variant="normal" fo:text-transform="none" fo:color="#000000" style:font-name="Courier New" fo:font-size="10pt" fo:letter-spacing="normal" fo:font-style="normal" fo:font-weight="normal" officeooo:rsid="001e8d06" officeooo:paragraph-rsid="001e8d06" style:font-size-asian="10pt" style:font-size-complex="10pt"/>
    </style:style>
    <style:style style:name="P13" style:family="paragraph" style:parent-style-name="Text_20_body">
      <style:paragraph-properties fo:margin-top="0in" fo:margin-bottom="0.0181in" loext:contextual-spacing="false" fo:line-height="100%"/>
      <style:text-properties fo:font-variant="normal" fo:text-transform="none" fo:color="#000000" style:font-name="Courier New" fo:font-size="10pt" fo:letter-spacing="normal" fo:font-style="normal" fo:font-weight="normal" officeooo:paragraph-rsid="001e8d06" style:font-size-asian="10pt" style:font-size-complex="10pt"/>
    </style:style>
    <style:style style:name="P14" style:family="paragraph" style:parent-style-name="Text_20_body">
      <style:paragraph-properties fo:margin-top="0in" fo:margin-bottom="0.0181in" loext:contextual-spacing="false" fo:line-height="100%" fo:widows="1" fo:padding="0in" fo:border="none"/>
      <style:text-properties fo:font-variant="normal" fo:text-transform="none" fo:color="#000000" style:font-name="Courier New" fo:font-size="10pt" fo:letter-spacing="normal" fo:font-style="normal" fo:font-weight="normal" style:font-size-asian="10pt" style:font-size-complex="10pt"/>
    </style:style>
    <style:style style:name="P15" style:family="paragraph" style:parent-style-name="Text_20_body">
      <style:paragraph-properties fo:margin-top="0in" fo:margin-bottom="0.0181in" loext:contextual-spacing="false" fo:line-height="100%" fo:widows="1" fo:padding="0in" fo:border="none"/>
      <style:text-properties fo:font-variant="normal" fo:text-transform="none" fo:color="#000000" style:font-name="Courier New" fo:font-size="10pt" fo:letter-spacing="normal" fo:font-style="normal" fo:font-weight="normal" officeooo:rsid="001e8d06" officeooo:paragraph-rsid="001e8d06" style:font-size-asian="10pt" style:font-size-complex="10pt"/>
    </style:style>
    <style:style style:name="P16" style:family="paragraph" style:parent-style-name="Standard">
      <style:paragraph-properties fo:line-height="100%"/>
      <style:text-properties fo:color="#000000" style:font-name="Courier New" fo:font-size="10pt" officeooo:paragraph-rsid="001d1c0d" style:font-size-asian="10pt" style:font-size-complex="10pt"/>
    </style:style>
    <style:style style:name="P17" style:family="paragraph" style:parent-style-name="Standard">
      <style:paragraph-properties fo:line-height="100%"/>
      <style:text-properties fo:color="#000000" style:font-name="Courier New" fo:font-size="10pt" officeooo:rsid="001d1c0d" officeooo:paragraph-rsid="001d1c0d" style:font-size-asian="10pt" style:font-size-complex="10pt"/>
    </style:style>
    <style:style style:name="T1" style:family="text">
      <style:text-properties officeooo:rsid="001d1c0d"/>
    </style:style>
    <style:style style:name="T2" style:family="text">
      <style:text-properties officeooo:rsid="001d1c0d" loext:padding="0in" loext:border="none"/>
    </style:style>
    <style:style style:name="T3" style:family="text">
      <style:text-properties loext:padding="0in" loext:border="none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1d1c0d"/>
    </style:style>
    <style:style style:name="T6" style:family="text">
      <style:text-properties fo:font-variant="normal" fo:text-transform="none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cc0000" fo:letter-spacing="normal" fo:font-style="normal" fo:font-weight="normal"/>
    </style:style>
    <style:style style:name="T8" style:family="text">
      <style:text-properties officeooo:rsid="001fc75f"/>
    </style:style>
    <style:style style:name="T9" style:family="text">
      <style:text-properties fo:color="#cc0000"/>
    </style:style>
    <style:style style:name="T10" style:family="text">
      <style:text-properties fo:color="#cc0000" officeooo:rsid="001e8d06"/>
    </style:style>
    <style:style style:name="T11" style:family="text">
      <style:text-properties fo:color="#cc0000" officeooo:rsid="001e8d06" loext:padding="0in" loext:border="none"/>
    </style:style>
    <style:style style:name="T12" style:family="text">
      <style:text-properties fo:color="#cc0000" officeooo:rsid="001d1c0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8">slotsByName {<text:line-break/><text:tab/></text:span><text:span text:style-name="T7">assetEquipped<text:tab/></text:span><text:span text:style-name="T4">:<text:tab/></text:span><text:span text:style-name="T5">String – ID of asset equipped to slot. ‘None’ if no asset equipped</text:span></text:p>
      <text:p text:style-name="P16"><text:span text:style-name="T4"><text:tab/></text:span><text:span text:style-name="T7">assets<text:tab/><text:tab/></text:span><text:span text:style-name="T6">:<text:tab/></text:span><text:span text:style-name="T4">Object – </text:span><text:span text:style-name="T5">List of assets available to slot, key linked to asset’s ID</text:span></text:p>
      <text:list xml:id="list6911317555140795050" text:style-name="L1">
        <text:list-header>
          <text:p text:style-name="P2"><text:span text:style-name="T9">childrenAbove<text:tab/></text:span><text:span text:style-name="T3">:<text:tab/></text:span>Array</text:p>
          <text:p text:style-name="P3"><text:span text:style-name="T9">childrenBelow<text:tab/></text:span><text:span text:style-name="T3">:<text:tab/>Array</text:span></text:p>
          <text:p text:style-name="P2"><text:span text:style-name="T9">name</text:span><text:span text:style-name="T3">:<text:tab/><text:tab/><text:tab/>:<text:tab/></text:span><text:span text:style-name="T2">String</text:span></text:p>
          <text:p text:style-name="P2"><text:span text:style-name="T9">order</text:span><text:span text:style-name="T3">:<text:tab/><text:tab/>:<text:tab/></text:span><text:span text:style-name="T2">Int</text:span></text:p>
          <text:p text:style-name="P2"><text:span text:style-name="T9">parent</text:span><text:span text:style-name="T3">:<text:tab/><text:tab/>:<text:tab/></text:span><text:span text:style-name="T2">String</text:span></text:p>
          <text:p text:style-name="P2"><text:span text:style-name="T9">trimsEquipped</text:span><text:span text:style-name="T3">:<text:tab/>:<text:tab/></text:span>Object – <text:span text:style-name="T1">List of assets of trims to be drawn above slot, ordered as followed:<text:line-break/><text:tab/><text:tab/><text:tab/><text:tab/><text:tab/></text:span><text:span text:style-name="T12">trimsEquipped [trim’s Parent Asset] [Array of trims for each Parent asset asset]</text:span></text:p>
        </text:list-header>
      </text:list>
      <text:p text:style-name="P17">}<text:line-break/></text:p>
      <text:p text:style-name="P13"><text:span text:style-name="T1"><text:line-break/>assetsByID {</text:span></text:p>
      <text:p text:style-name="P13"><text:tab/><text:span text:style-name="T9">filename</text:span><text:span text:style-name="T3"><text:tab/><text:tab/>:<text:tab/></text:span>"body_body_01.png"</text:p>
      <text:p text:style-name="P1"><text:tab/><text:span text:style-name="T9">id</text:span><text:span text:style-name="T3"><text:tab/><text:tab/><text:tab/>:<text:tab/></text:span>"hm00001"</text:p>
      <text:p text:style-name="P1"><text:tab/><text:span text:style-name="T9">img</text:span><text:span text:style-name="T3"><text:tab/><text:tab/><text:tab/>:<text:tab/></text:span><text:span text:style-name="T9">- </text:span><text:span text:style-name="T10">not present, if image hasn’t been loaded</text:span></text:p>
      <text:p text:style-name="P1"><text:tab/><text:span text:style-name="T9">location</text:span><text:span text:style-name="T3"><text:tab/><text:tab/>:<text:tab/></text:span>"assets/body_pose_01"</text:p>
      <text:p text:style-name="P1"><text:tab/><text:span text:style-name="T9">name</text:span><text:span text:style-name="T3"><text:tab/><text:tab/><text:tab/>:<text:tab/></text:span>"Body"</text:p>
      <text:p text:style-name="P1"><text:tab/><text:span text:style-name="T9">position</text:span><text:span text:style-name="T3"><text:tab/><text:tab/>:<text:tab/></text:span>"a"</text:p>
      <text:p text:style-name="P1"><text:tab/><text:span text:style-name="T9">removable</text:span><text:span text:style-name="T3"><text:tab/><text:tab/>:<text:tab/></text:span>0</text:p>
      <text:p text:style-name="P5"><text:tab/><text:span text:style-name="T9">hue</text:span><text:span text:style-name="T3"><text:tab/><text:tab/><text:tab/>:<text:tab/></text:span>34</text:p>
      <text:p text:style-name="P5"><text:tab/><text:span text:style-name="T9">sat</text:span><text:span text:style-name="T3"><text:tab/><text:tab/><text:tab/>:<text:tab/></text:span>42</text:p>
      <text:p text:style-name="P5"><text:tab/><text:span text:style-name="T9">lum</text:span><text:span text:style-name="T3"><text:tab/><text:tab/><text:tab/>:<text:tab/></text:span>60</text:p>
      <text:p text:style-name="P1"><text:tab/><text:span text:style-name="T9">slot</text:span><text:span text:style-name="T3"><text:tab/><text:tab/><text:tab/>:<text:tab/></text:span>"body"</text:p>
      <text:p text:style-name="P1"><text:tab/><text:span text:style-name="T9">w</text:span><text:span text:style-name="T3"><text:tab/><text:tab/><text:tab/>:<text:tab/></text:span>290</text:p>
      <text:p text:style-name="P4"><text:tab/><text:span text:style-name="T9">h</text:span><text:span text:style-name="T3"><text:tab/><text:tab/><text:tab/>:<text:tab/></text:span>656</text:p>
      <text:p text:style-name="P4"><text:tab/><text:span text:style-name="T9">x</text:span><text:span text:style-name="T3"><text:tab/><text:tab/><text:tab/>:<text:tab/></text:span>211</text:p>
      <text:p text:style-name="P14"><text:tab/><text:span text:style-name="T9">y</text:span><text:span text:style-name="T3"><text:tab/><text:tab/><text:tab/>:<text:tab/></text:span>178</text:p>
      <text:p text:style-name="P11"><text:tab/><text:span text:style-name="T9">trims<text:tab/></text:span><text:tab/><text:tab/>:<text:tab/><text:span text:style-name="T9">- not present if no trims</text:span></text:p>
      <text:p text:style-name="P12">}<text:line-break/><text:line-break/><text:span text:style-name="T8">trimsById {</text:span></text:p>
      <text:p text:style-name="P15"><text:tab/><text:span text:style-name="T9">equipped</text:span><text:span text:style-name="T3"><text:tab/><text:tab/>:<text:tab/></text:span>1</text:p>
      <text:p text:style-name="P6"><text:tab/><text:span text:style-name="T9">filename</text:span><text:span text:style-name="T3"><text:tab/><text:tab/>:<text:tab/></text:span>"body_frontarm_01_shouldertrim.png"</text:p>
      <text:p text:style-name="P6"><text:tab/><text:span text:style-name="T9">id</text:span><text:span text:style-name="T3"><text:tab/><text:tab/><text:tab/>:<text:tab/></text:span>"tm00003"</text:p>
      <text:p text:style-name="P9"><text:tab/><text:span text:style-name="T9">img</text:span><text:span text:style-name="T3"><text:tab/><text:tab/><text:tab/>:<text:tab/></text:span><text:span text:style-name="T11">- not present if no trims</text:span></text:p>
      <text:p text:style-name="P6"><text:tab/><text:span text:style-name="T9">location</text:span><text:span text:style-name="T3"><text:tab/><text:tab/>:<text:tab/></text:span>"assets/body_pose_01"</text:p>
      <text:p text:style-name="P6"><text:tab/><text:span text:style-name="T9">name</text:span><text:span text:style-name="T3"><text:tab/><text:tab/><text:tab/>:<text:tab/></text:span>"Front Shoulder Skin Trim"</text:p>
      <text:p text:style-name="P6"><text:tab/><text:span text:style-name="T9">order<text:tab/></text:span><text:span text:style-name="T3"><text:tab/><text:tab/>:<text:tab/></text:span>0</text:p>
      <text:p text:style-name="P6"><text:tab/><text:span text:style-name="T9">parentAsset<text:tab/></text:span><text:span text:style-name="T3"><text:tab/>:<text:tab/></text:span>"hm00002"</text:p>
      <text:p text:style-name="P6"><text:tab/><text:span text:style-name="T9">position</text:span><text:span text:style-name="T3"><text:tab/><text:tab/>:<text:tab/></text:span>"a"</text:p>
      <text:p text:style-name="P6"><text:tab/><text:span text:style-name="T9">removable<text:tab/></text:span><text:span text:style-name="T3"><text:tab/>:<text:tab/></text:span>0</text:p>
      <text:p text:style-name="P7"><text:tab/><text:span text:style-name="T9">hue</text:span><text:span text:style-name="T3"><text:tab/><text:tab/><text:tab/>:<text:tab/></text:span>34</text:p>
      <text:p text:style-name="P7"><text:tab/><text:span text:style-name="T9">sat<text:tab/></text:span><text:span text:style-name="T3"><text:tab/><text:tab/>:<text:tab/></text:span>42</text:p>
      <text:p text:style-name="P8"><text:tab/><text:span text:style-name="T9">lum</text:span><text:span text:style-name="T3"><text:tab/><text:tab/><text:tab/>:<text:tab/></text:span>60</text:p>
      <text:p text:style-name="P6"><text:tab/><text:span text:style-name="T9">trimPlacement</text:span><text:span text:style-name="T3"><text:tab/>:<text:tab/></text:span>"body"</text:p>
      <text:p text:style-name="P6"><text:tab/><text:span text:style-name="T9">w</text:span><text:span text:style-name="T3"><text:tab/><text:tab/><text:tab/>:<text:tab/></text:span>47</text:p>
      <text:p text:style-name="P6"><text:tab/><text:span text:style-name="T9">x</text:span><text:span text:style-name="T3"><text:tab/><text:tab/><text:tab/>:<text:tab/></text:span>397</text:p>
      <text:p text:style-name="P6"><text:tab/><text:span text:style-name="T9">y</text:span><text:span text:style-name="T3"><text:tab/><text:tab/><text:tab/>:<text:tab/></text:span>235</text:p>
      <text:p text:style-name="P8"><text:tab/><text:span text:style-name="T9">h</text:span><text:span text:style-name="T3"><text:tab/><text:tab/><text:tab/>:<text:tab/></text:span>57</text:p>
      <text:p text:style-name="P10">}</text:p>
      <text:p text:style-name="P12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09:59:58.707000000</meta:creation-date>
    <dc:date>2016-07-20T10:25:18.560000000</dc:date>
    <meta:editing-duration>PT25M16S</meta:editing-duration>
    <meta:editing-cycles>8</meta:editing-cycles>
    <meta:generator>LibreOffice/5.1.2.2$Windows_x86 LibreOffice_project/d3bf12ecb743fc0d20e0be0c58ca359301eb705f</meta:generator>
    <meta:document-statistic meta:table-count="0" meta:image-count="0" meta:object-count="0" meta:page-count="1" meta:paragraph-count="46" meta:word-count="202" meta:character-count="1123" meta:non-whitespace-character-count="859"/>
  </office:meta>
</office:document-meta>
</file>